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ea99b"/>
    </style:style>
    <style:style style:name="P2" style:family="paragraph" style:parent-style-name="Text_20_body">
      <style:text-properties officeooo:rsid="000ea99b" officeooo:paragraph-rsid="000ea99b"/>
    </style:style>
    <style:style style:name="P3" style:family="paragraph" style:parent-style-name="Text_20_body">
      <style:text-properties officeooo:paragraph-rsid="000ea99b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0f28d5" officeooo:paragraph-rsid="000f28d5"/>
    </style:style>
    <style:style style:name="P6" style:family="paragraph" style:parent-style-name="Text_20_body" style:list-style-name="L1">
      <style:text-properties officeooo:rsid="000f28d5" officeooo:paragraph-rsid="000f28d5"/>
    </style:style>
    <style:style style:name="P7" style:family="paragraph" style:parent-style-name="Text_20_body" style:list-style-name="L1">
      <style:text-properties officeooo:rsid="000f28d5" officeooo:paragraph-rsid="0010a23a"/>
    </style:style>
    <style:style style:name="T1" style:family="text">
      <style:text-properties officeooo:rsid="000ea9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99b" style:font-weight-asian="bold" style:font-weight-complex="bold"/>
    </style:style>
    <style:style style:name="T4" style:family="text">
      <style:text-properties officeooo:rsid="0010a2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инсталятора для Compulink</text:h>
      <text:p text:style-name="Text_20_body"/>
      <text:h text:style-name="Heading_20_2" text:outline-level="2">Иконки</text:h>
      <text:p text:style-name="P2">В данный момент иконки хранятся в директории:</text:p>
      <text:p text:style-name="P3"><text:span text:style-name="T3">../im</text:span><text:span text:style-name="T2">ages/</text:span><text:span text:style-name="Strong_20_Emphasis"><text:span text:style-name="T3">icons/</text:span></text:span></text:p>
      <text:p text:style-name="P2"/>
      <text:h text:style-name="Heading_20_2" text:outline-level="2">Заголовок </text:h>
      <text:p text:style-name="P2">В данный момент выбрано следующее название:</text:p>
      <text:p text:style-name="P4"><text:span text:style-name="T1">ГИС </text:span>контроля строительства ВОЛС</text:p>
      <text:p text:style-name="P3"/>
      <text:h text:style-name="Heading_20_2" text:outline-level="2">Сплеш <text:span text:style-name="T1">скрин</text:span></text:h>
      <text:p text:style-name="P2">В данный момент сплеш хранится в директории:</text:p>
      <text:p text:style-name="Text_20_body"><text:span text:style-name="T3">../im</text:span><text:span text:style-name="T2">ages/</text:span><text:span text:style-name="Strong_20_Emphasis"><text:span text:style-name="T2">splash.png</text:span></text:span></text:p>
      <text:p text:style-name="P1"/>
      <text:h text:style-name="Heading_20_2" text:outline-level="2">Настройки интерфейса</text:h>
      <text:p text:style-name="P2">В данный момент особых требований нет. Должен использоваться стандартный вариант.</text:p>
      <text:p text:style-name="P2"/>
      <text:h text:style-name="Heading_20_2" text:outline-level="2">Набор плагинов</text:h>
      <text:p text:style-name="P5">На данный момент необходимы следующие плагины:</text:p>
      <text:list xml:id="list1603483697659682262" text:style-name="L1">
        <text:list-item>
          <text:p text:style-name="P6">OpenLayers</text:p>
        </text:list-item>
        <text:list-item>
          <text:p text:style-name="P6">Compulink Tools (Будет находится в NextGIS Develop Repo)</text:p>
        </text:list-item>
        <text:list-item>
          <text:p text:style-name="P7"><text:span text:style-name="T4">gdallocationinfo_plugin</text:span> (Возможно временно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38:46.168278405</meta:creation-date>
    <meta:generator>LibreOffice/4.2.1.1$Windows_x86 LibreOffice_project/d7dbbd7842e6a58b0f521599204e827654e1fb8b</meta:generator>
    <dc:date>2014-11-06T11:30:59.110000000</dc:date>
    <meta:editing-duration>P0D</meta:editing-duration>
    <meta:editing-cycles>3</meta:editing-cycles>
    <meta:document-statistic meta:table-count="0" meta:image-count="0" meta:object-count="0" meta:page-count="1" meta:paragraph-count="17" meta:word-count="69" meta:character-count="536" meta:non-whitespace-character-count="486"/>
  </office:meta>
</office:document-meta>
</file>